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office:value-type="string">
            <text:p><text:s text:c="8"/>// Generated via wfDocument.class.ods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&quot;        if(!$document-&gt;renderStartTag($value&quot;&amp;[.A6]&amp;&quot;, &quot;&amp;[.A6]&amp;&quot;)){continue;}if(isset($value&quot;&amp;[.A6]&amp;&quot;['innerHTML']) &amp;&amp; is_array($value&quot;&amp;[.A6]&amp;&quot;['innerHTML'])){foreach ($value&quot;&amp;[.A6]&amp;&quot;['innerHTML'] as $key&quot;&amp;[.A6]+1&amp;&quot; =&gt; $value&quot;&amp;[.A6]+1&amp;&quot;) {&quot;" office:value-type="string" office:string-value="        if(!$document-&gt;renderStartTag($value0, 0)){continue;}if(isset($value0['innerHTML']) &amp;&amp; is_array($value0['innerHTML'])){foreach ($value0['innerHTML'] as $key1 =&gt; $value1) {">
            <text:p><text:s text:c="8"/>if(!$document-&gt;renderStartTag($value0, 0)){continue;}if(isset($value0['innerHTML']) &amp;&amp; is_array($value0['innerHTML'])){foreach ($value0['innerHTML'] as $key1 =&gt; $value1) {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&quot;        if(!$document-&gt;renderStartTag($value&quot;&amp;[.A7]&amp;&quot;, &quot;&amp;[.A7]&amp;&quot;)){continue;}if(isset($value&quot;&amp;[.A7]&amp;&quot;['innerHTML']) &amp;&amp; is_array($value&quot;&amp;[.A7]&amp;&quot;['innerHTML'])){foreach ($value&quot;&amp;[.A7]&amp;&quot;['innerHTML'] as $key&quot;&amp;[.A7]+1&amp;&quot; =&gt; $value&quot;&amp;[.A7]+1&amp;&quot;) {&quot;" office:value-type="string" office:string-value="        if(!$document-&gt;renderStartTag($value1, 1)){continue;}if(isset($value1['innerHTML']) &amp;&amp; is_array($value1['innerHTML'])){foreach ($value1['innerHTML'] as $key2 =&gt; $value2) {">
            <text:p><text:s text:c="8"/>if(!$document-&gt;renderStartTag($value1, 1)){continue;}if(isset($value1['innerHTML']) &amp;&amp; is_array($value1['innerHTML'])){foreach ($value1['innerHTML'] as $key2 =&gt; $value2) {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&quot;        if(!$document-&gt;renderStartTag($value&quot;&amp;[.A8]&amp;&quot;, &quot;&amp;[.A8]&amp;&quot;)){continue;}if(isset($value&quot;&amp;[.A8]&amp;&quot;['innerHTML']) &amp;&amp; is_array($value&quot;&amp;[.A8]&amp;&quot;['innerHTML'])){foreach ($value&quot;&amp;[.A8]&amp;&quot;['innerHTML'] as $key&quot;&amp;[.A8]+1&amp;&quot; =&gt; $value&quot;&amp;[.A8]+1&amp;&quot;) {&quot;" office:value-type="string" office:string-value="        if(!$document-&gt;renderStartTag($value2, 2)){continue;}if(isset($value2['innerHTML']) &amp;&amp; is_array($value2['innerHTML'])){foreach ($value2['innerHTML'] as $key3 =&gt; $value3) {">
            <text:p><text:s text:c="8"/>if(!$document-&gt;renderStartTag($value2, 2)){continue;}if(isset($value2['innerHTML']) &amp;&amp; is_array($value2['innerHTML'])){foreach ($value2['innerHTML'] as $key3 =&gt; $value3) {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&quot;        if(!$document-&gt;renderStartTag($value&quot;&amp;[.A9]&amp;&quot;, &quot;&amp;[.A9]&amp;&quot;)){continue;}if(isset($value&quot;&amp;[.A9]&amp;&quot;['innerHTML']) &amp;&amp; is_array($value&quot;&amp;[.A9]&amp;&quot;['innerHTML'])){foreach ($value&quot;&amp;[.A9]&amp;&quot;['innerHTML'] as $key&quot;&amp;[.A9]+1&amp;&quot; =&gt; $value&quot;&amp;[.A9]+1&amp;&quot;) {&quot;" office:value-type="string" office:string-value="        if(!$document-&gt;renderStartTag($value3, 3)){continue;}if(isset($value3['innerHTML']) &amp;&amp; is_array($value3['innerHTML'])){foreach ($value3['innerHTML'] as $key4 =&gt; $value4) {">
            <text:p><text:s text:c="8"/>if(!$document-&gt;renderStartTag($value3, 3)){continue;}if(isset($value3['innerHTML']) &amp;&amp; is_array($value3['innerHTML'])){foreach ($value3['innerHTML'] as $key4 =&gt; $value4) {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&quot;        if(!$document-&gt;renderStartTag($value&quot;&amp;[.A10]&amp;&quot;, &quot;&amp;[.A10]&amp;&quot;)){continue;}if(isset($value&quot;&amp;[.A10]&amp;&quot;['innerHTML']) &amp;&amp; is_array($value&quot;&amp;[.A10]&amp;&quot;['innerHTML'])){foreach ($value&quot;&amp;[.A10]&amp;&quot;['innerHTML'] as $key&quot;&amp;[.A10]+1&amp;&quot; =&gt; $value&quot;&amp;[.A10]+1&amp;&quot;) {&quot;" office:value-type="string" office:string-value="        if(!$document-&gt;renderStartTag($value4, 4)){continue;}if(isset($value4['innerHTML']) &amp;&amp; is_array($value4['innerHTML'])){foreach ($value4['innerHTML'] as $key5 =&gt; $value5) {">
            <text:p><text:s text:c="8"/>if(!$document-&gt;renderStartTag($value4, 4)){continue;}if(isset($value4['innerHTML']) &amp;&amp; is_array($value4['innerHTML'])){foreach ($value4['innerHTML'] as $key5 =&gt; $value5) {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&quot;        if(!$document-&gt;renderStartTag($value&quot;&amp;[.A11]&amp;&quot;, &quot;&amp;[.A11]&amp;&quot;)){continue;}if(isset($value&quot;&amp;[.A11]&amp;&quot;['innerHTML']) &amp;&amp; is_array($value&quot;&amp;[.A11]&amp;&quot;['innerHTML'])){foreach ($value&quot;&amp;[.A11]&amp;&quot;['innerHTML'] as $key&quot;&amp;[.A11]+1&amp;&quot; =&gt; $value&quot;&amp;[.A11]+1&amp;&quot;) {&quot;" office:value-type="string" office:string-value="        if(!$document-&gt;renderStartTag($value5, 5)){continue;}if(isset($value5['innerHTML']) &amp;&amp; is_array($value5['innerHTML'])){foreach ($value5['innerHTML'] as $key6 =&gt; $value6) {">
            <text:p><text:s text:c="8"/>if(!$document-&gt;renderStartTag($value5, 5)){continue;}if(isset($value5['innerHTML']) &amp;&amp; is_array($value5['innerHTML'])){foreach ($value5['innerHTML'] as $key6 =&gt; $value6) {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&quot;        if(!$document-&gt;renderStartTag($value&quot;&amp;[.A12]&amp;&quot;, &quot;&amp;[.A12]&amp;&quot;)){continue;}if(isset($value&quot;&amp;[.A12]&amp;&quot;['innerHTML']) &amp;&amp; is_array($value&quot;&amp;[.A12]&amp;&quot;['innerHTML'])){foreach ($value&quot;&amp;[.A12]&amp;&quot;['innerHTML'] as $key&quot;&amp;[.A12]+1&amp;&quot; =&gt; $value&quot;&amp;[.A12]+1&amp;&quot;) {&quot;" office:value-type="string" office:string-value="        if(!$document-&gt;renderStartTag($value6, 6)){continue;}if(isset($value6['innerHTML']) &amp;&amp; is_array($value6['innerHTML'])){foreach ($value6['innerHTML'] as $key7 =&gt; $value7) {">
            <text:p><text:s text:c="8"/>if(!$document-&gt;renderStartTag($value6, 6)){continue;}if(isset($value6['innerHTML']) &amp;&amp; is_array($value6['innerHTML'])){foreach ($value6['innerHTML'] as $key7 =&gt; $value7) {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&quot;        if(!$document-&gt;renderStartTag($value&quot;&amp;[.A13]&amp;&quot;, &quot;&amp;[.A13]&amp;&quot;)){continue;}if(isset($value&quot;&amp;[.A13]&amp;&quot;['innerHTML']) &amp;&amp; is_array($value&quot;&amp;[.A13]&amp;&quot;['innerHTML'])){foreach ($value&quot;&amp;[.A13]&amp;&quot;['innerHTML'] as $key&quot;&amp;[.A13]+1&amp;&quot; =&gt; $value&quot;&amp;[.A13]+1&amp;&quot;) {&quot;" office:value-type="string" office:string-value="        if(!$document-&gt;renderStartTag($value7, 7)){continue;}if(isset($value7['innerHTML']) &amp;&amp; is_array($value7['innerHTML'])){foreach ($value7['innerHTML'] as $key8 =&gt; $value8) {">
            <text:p><text:s text:c="8"/>if(!$document-&gt;renderStartTag($value7, 7)){continue;}if(isset($value7['innerHTML']) &amp;&amp; is_array($value7['innerHTML'])){foreach ($value7['innerHTML'] as $key8 =&gt; $value8) {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&quot;        if(!$document-&gt;renderStartTag($value&quot;&amp;[.A14]&amp;&quot;, &quot;&amp;[.A14]&amp;&quot;)){continue;}if(isset($value&quot;&amp;[.A14]&amp;&quot;['innerHTML']) &amp;&amp; is_array($value&quot;&amp;[.A14]&amp;&quot;['innerHTML'])){foreach ($value&quot;&amp;[.A14]&amp;&quot;['innerHTML'] as $key&quot;&amp;[.A14]+1&amp;&quot; =&gt; $value&quot;&amp;[.A14]+1&amp;&quot;) {&quot;" office:value-type="string" office:string-value="        if(!$document-&gt;renderStartTag($value8, 8)){continue;}if(isset($value8['innerHTML']) &amp;&amp; is_array($value8['innerHTML'])){foreach ($value8['innerHTML'] as $key9 =&gt; $value9) {">
            <text:p><text:s text:c="8"/>if(!$document-&gt;renderStartTag($value8, 8)){continue;}if(isset($value8['innerHTML']) &amp;&amp; is_array($value8['innerHTML'])){foreach ($value8['innerHTML'] as $key9 =&gt; $value9) {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&quot;        if(!$document-&gt;renderStartTag($value&quot;&amp;[.A15]&amp;&quot;, &quot;&amp;[.A15]&amp;&quot;)){continue;}if(isset($value&quot;&amp;[.A15]&amp;&quot;['innerHTML']) &amp;&amp; is_array($value&quot;&amp;[.A15]&amp;&quot;['innerHTML'])){foreach ($value&quot;&amp;[.A15]&amp;&quot;['innerHTML'] as $key&quot;&amp;[.A15]+1&amp;&quot; =&gt; $value&quot;&amp;[.A15]+1&amp;&quot;) {&quot;" office:value-type="string" office:string-value="        if(!$document-&gt;renderStartTag($value9, 9)){continue;}if(isset($value9['innerHTML']) &amp;&amp; is_array($value9['innerHTML'])){foreach ($value9['innerHTML'] as $key10 =&gt; $value10) {">
            <text:p><text:s text:c="8"/>if(!$document-&gt;renderStartTag($value9, 9)){continue;}if(isset($value9['innerHTML']) &amp;&amp; is_array($value9['innerHTML'])){foreach ($value9['innerHTML'] as $key10 =&gt; $value10) {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&quot;        if(!$document-&gt;renderStartTag($value&quot;&amp;[.A16]&amp;&quot;, &quot;&amp;[.A16]&amp;&quot;)){continue;}if(isset($value&quot;&amp;[.A16]&amp;&quot;['innerHTML']) &amp;&amp; is_array($value&quot;&amp;[.A16]&amp;&quot;['innerHTML'])){foreach ($value&quot;&amp;[.A16]&amp;&quot;['innerHTML'] as $key&quot;&amp;[.A16]+1&amp;&quot; =&gt; $value&quot;&amp;[.A16]+1&amp;&quot;) {&quot;" office:value-type="string" office:string-value="        if(!$document-&gt;renderStartTag($value10, 10)){continue;}if(isset($value10['innerHTML']) &amp;&amp; is_array($value10['innerHTML'])){foreach ($value10['innerHTML'] as $key11 =&gt; $value11) {">
            <text:p><text:s text:c="8"/>if(!$document-&gt;renderStartTag($value10, 10)){continue;}if(isset($value10['innerHTML']) &amp;&amp; is_array($value10['innerHTML'])){foreach ($value10['innerHTML'] as $key11 =&gt; $value11) {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&quot;        if(!$document-&gt;renderStartTag($value&quot;&amp;[.A17]&amp;&quot;, &quot;&amp;[.A17]&amp;&quot;)){continue;}if(isset($value&quot;&amp;[.A17]&amp;&quot;['innerHTML']) &amp;&amp; is_array($value&quot;&amp;[.A17]&amp;&quot;['innerHTML'])){foreach ($value&quot;&amp;[.A17]&amp;&quot;['innerHTML'] as $key&quot;&amp;[.A17]+1&amp;&quot; =&gt; $value&quot;&amp;[.A17]+1&amp;&quot;) {&quot;" office:value-type="string" office:string-value="        if(!$document-&gt;renderStartTag($value11, 11)){continue;}if(isset($value11['innerHTML']) &amp;&amp; is_array($value11['innerHTML'])){foreach ($value11['innerHTML'] as $key12 =&gt; $value12) {">
            <text:p><text:s text:c="8"/>if(!$document-&gt;renderStartTag($value11, 11)){continue;}if(isset($value11['innerHTML']) &amp;&amp; is_array($value11['innerHTML'])){foreach ($value11['innerHTML'] as $key12 =&gt; $value12) {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&quot;        if(!$document-&gt;renderStartTag($value&quot;&amp;[.A18]&amp;&quot;, &quot;&amp;[.A18]&amp;&quot;)){continue;}if(isset($value&quot;&amp;[.A18]&amp;&quot;['innerHTML']) &amp;&amp; is_array($value&quot;&amp;[.A18]&amp;&quot;['innerHTML'])){foreach ($value&quot;&amp;[.A18]&amp;&quot;['innerHTML'] as $key&quot;&amp;[.A18]+1&amp;&quot; =&gt; $value&quot;&amp;[.A18]+1&amp;&quot;) {&quot;" office:value-type="string" office:string-value="        if(!$document-&gt;renderStartTag($value12, 12)){continue;}if(isset($value12['innerHTML']) &amp;&amp; is_array($value12['innerHTML'])){foreach ($value12['innerHTML'] as $key13 =&gt; $value13) {">
            <text:p><text:s text:c="8"/>if(!$document-&gt;renderStartTag($value12, 12)){continue;}if(isset($value12['innerHTML']) &amp;&amp; is_array($value12['innerHTML'])){foreach ($value12['innerHTML'] as $key13 =&gt; $value13) {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&quot;        if(!$document-&gt;renderStartTag($value&quot;&amp;[.A19]&amp;&quot;, &quot;&amp;[.A19]&amp;&quot;)){continue;}if(isset($value&quot;&amp;[.A19]&amp;&quot;['innerHTML']) &amp;&amp; is_array($value&quot;&amp;[.A19]&amp;&quot;['innerHTML'])){foreach ($value&quot;&amp;[.A19]&amp;&quot;['innerHTML'] as $key&quot;&amp;[.A19]+1&amp;&quot; =&gt; $value&quot;&amp;[.A19]+1&amp;&quot;) {&quot;" office:value-type="string" office:string-value="        if(!$document-&gt;renderStartTag($value13, 13)){continue;}if(isset($value13['innerHTML']) &amp;&amp; is_array($value13['innerHTML'])){foreach ($value13['innerHTML'] as $key14 =&gt; $value14) {">
            <text:p><text:s text:c="8"/>if(!$document-&gt;renderStartTag($value13, 13)){continue;}if(isset($value13['innerHTML']) &amp;&amp; is_array($value13['innerHTML'])){foreach ($value13['innerHTML'] as $key14 =&gt; $value14) {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&quot;        if(!$document-&gt;renderStartTag($value&quot;&amp;[.A20]&amp;&quot;, &quot;&amp;[.A20]&amp;&quot;)){continue;}if(isset($value&quot;&amp;[.A20]&amp;&quot;['innerHTML']) &amp;&amp; is_array($value&quot;&amp;[.A20]&amp;&quot;['innerHTML'])){foreach ($value&quot;&amp;[.A20]&amp;&quot;['innerHTML'] as $key&quot;&amp;[.A20]+1&amp;&quot; =&gt; $value&quot;&amp;[.A20]+1&amp;&quot;) {&quot;" office:value-type="string" office:string-value="        if(!$document-&gt;renderStartTag($value14, 14)){continue;}if(isset($value14['innerHTML']) &amp;&amp; is_array($value14['innerHTML'])){foreach ($value14['innerHTML'] as $key15 =&gt; $value15) {">
            <text:p><text:s text:c="8"/>if(!$document-&gt;renderStartTag($value14, 14)){continue;}if(isset($value14['innerHTML']) &amp;&amp; is_array($value14['innerHTML'])){foreach ($value14['innerHTML'] as $key15 =&gt; $value15) {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&quot;        if(!$document-&gt;renderStartTag($value&quot;&amp;[.A21]&amp;&quot;, &quot;&amp;[.A21]&amp;&quot;)){continue;}if(isset($value&quot;&amp;[.A21]&amp;&quot;['innerHTML']) &amp;&amp; is_array($value&quot;&amp;[.A21]&amp;&quot;['innerHTML'])){foreach ($value&quot;&amp;[.A21]&amp;&quot;['innerHTML'] as $key&quot;&amp;[.A21]+1&amp;&quot; =&gt; $value&quot;&amp;[.A21]+1&amp;&quot;) {&quot;" office:value-type="string" office:string-value="        if(!$document-&gt;renderStartTag($value15, 15)){continue;}if(isset($value15['innerHTML']) &amp;&amp; is_array($value15['innerHTML'])){foreach ($value15['innerHTML'] as $key16 =&gt; $value16) {">
            <text:p><text:s text:c="8"/>if(!$document-&gt;renderStartTag($value15, 15)){continue;}if(isset($value15['innerHTML']) &amp;&amp; is_array($value15['innerHTML'])){foreach ($value15['innerHTML'] as $key16 =&gt; $value16) {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&quot;        if(!$document-&gt;renderStartTag($value&quot;&amp;[.A22]&amp;&quot;, &quot;&amp;[.A22]&amp;&quot;)){continue;}if(isset($value&quot;&amp;[.A22]&amp;&quot;['innerHTML']) &amp;&amp; is_array($value&quot;&amp;[.A22]&amp;&quot;['innerHTML'])){foreach ($value&quot;&amp;[.A22]&amp;&quot;['innerHTML'] as $key&quot;&amp;[.A22]+1&amp;&quot; =&gt; $value&quot;&amp;[.A22]+1&amp;&quot;) {&quot;" office:value-type="string" office:string-value="        if(!$document-&gt;renderStartTag($value16, 16)){continue;}if(isset($value16['innerHTML']) &amp;&amp; is_array($value16['innerHTML'])){foreach ($value16['innerHTML'] as $key17 =&gt; $value17) {">
            <text:p><text:s text:c="8"/>if(!$document-&gt;renderStartTag($value16, 16)){continue;}if(isset($value16['innerHTML']) &amp;&amp; is_array($value16['innerHTML'])){foreach ($value16['innerHTML'] as $key17 =&gt; $value17) {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&quot;        if(!$document-&gt;renderStartTag($value&quot;&amp;[.A23]&amp;&quot;, &quot;&amp;[.A23]&amp;&quot;)){continue;}if(isset($value&quot;&amp;[.A23]&amp;&quot;['innerHTML']) &amp;&amp; is_array($value&quot;&amp;[.A23]&amp;&quot;['innerHTML'])){foreach ($value&quot;&amp;[.A23]&amp;&quot;['innerHTML'] as $key&quot;&amp;[.A23]+1&amp;&quot; =&gt; $value&quot;&amp;[.A23]+1&amp;&quot;) {&quot;" office:value-type="string" office:string-value="        if(!$document-&gt;renderStartTag($value17, 17)){continue;}if(isset($value17['innerHTML']) &amp;&amp; is_array($value17['innerHTML'])){foreach ($value17['innerHTML'] as $key18 =&gt; $value18) {">
            <text:p><text:s text:c="8"/>if(!$document-&gt;renderStartTag($value17, 17)){continue;}if(isset($value17['innerHTML']) &amp;&amp; is_array($value17['innerHTML'])){foreach ($value17['innerHTML'] as $key18 =&gt; $value18) {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&quot;        if(!$document-&gt;renderStartTag($value&quot;&amp;[.A24]&amp;&quot;, &quot;&amp;[.A24]&amp;&quot;)){continue;}if(isset($value&quot;&amp;[.A24]&amp;&quot;['innerHTML']) &amp;&amp; is_array($value&quot;&amp;[.A24]&amp;&quot;['innerHTML'])){foreach ($value&quot;&amp;[.A24]&amp;&quot;['innerHTML'] as $key&quot;&amp;[.A24]+1&amp;&quot; =&gt; $value&quot;&amp;[.A24]+1&amp;&quot;) {&quot;" office:value-type="string" office:string-value="        if(!$document-&gt;renderStartTag($value18, 18)){continue;}if(isset($value18['innerHTML']) &amp;&amp; is_array($value18['innerHTML'])){foreach ($value18['innerHTML'] as $key19 =&gt; $value19) {">
            <text:p><text:s text:c="8"/>if(!$document-&gt;renderStartTag($value18, 18)){continue;}if(isset($value18['innerHTML']) &amp;&amp; is_array($value18['innerHTML'])){foreach ($value18['innerHTML'] as $key19 =&gt; $value19) {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&quot;        if(!$document-&gt;renderStartTag($value&quot;&amp;[.A25]&amp;&quot;, &quot;&amp;[.A25]&amp;&quot;)){continue;}if(isset($value&quot;&amp;[.A25]&amp;&quot;['innerHTML']) &amp;&amp; is_array($value&quot;&amp;[.A25]&amp;&quot;['innerHTML'])){foreach ($value&quot;&amp;[.A25]&amp;&quot;['innerHTML'] as $key&quot;&amp;[.A25]+1&amp;&quot; =&gt; $value&quot;&amp;[.A25]+1&amp;&quot;) {&quot;" office:value-type="string" office:string-value="        if(!$document-&gt;renderStartTag($value19, 19)){continue;}if(isset($value19['innerHTML']) &amp;&amp; is_array($value19['innerHTML'])){foreach ($value19['innerHTML'] as $key20 =&gt; $value20) {">
            <text:p><text:s text:c="8"/>if(!$document-&gt;renderStartTag($value19, 19)){continue;}if(isset($value19['innerHTML']) &amp;&amp; is_array($value19['innerHTML'])){foreach ($value19['innerHTML'] as $key20 =&gt; $value20) {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&quot;        if(!$document-&gt;renderStartTag($value&quot;&amp;[.A26]&amp;&quot;, &quot;&amp;[.A26]&amp;&quot;)){continue;}if(isset($value&quot;&amp;[.A26]&amp;&quot;['innerHTML']) &amp;&amp; is_array($value&quot;&amp;[.A26]&amp;&quot;['innerHTML'])){foreach ($value&quot;&amp;[.A26]&amp;&quot;['innerHTML'] as $key&quot;&amp;[.A26]+1&amp;&quot; =&gt; $value&quot;&amp;[.A26]+1&amp;&quot;) {&quot;" office:value-type="string" office:string-value="        if(!$document-&gt;renderStartTag($value20, 20)){continue;}if(isset($value20['innerHTML']) &amp;&amp; is_array($value20['innerHTML'])){foreach ($value20['innerHTML'] as $key21 =&gt; $value21) {">
            <text:p><text:s text:c="8"/>if(!$document-&gt;renderStartTag($value20, 20)){continue;}if(isset($value20['innerHTML']) &amp;&amp; is_array($value20['innerHTML'])){foreach ($value20['innerHTML'] as $key21 =&gt; $value21) {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s text:c="8"/>// Generated via wfDocument.class.od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&quot;        }}$document-&gt;renderEndTag($value&quot;&amp;[.A29]&amp;&quot;, &quot;&amp;[.A29]&amp;&quot;);&quot;" office:value-type="string" office:string-value="        }}$document-&gt;renderEndTag($value20, 20);">
            <text:p><text:s text:c="8"/>}}$document-&gt;renderEndTag($value20, 20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&quot;        }}$document-&gt;renderEndTag($value&quot;&amp;[.A30]&amp;&quot;, &quot;&amp;[.A30]&amp;&quot;);&quot;" office:value-type="string" office:string-value="        }}$document-&gt;renderEndTag($value19, 19);">
            <text:p><text:s text:c="8"/>}}$document-&gt;renderEndTag($value19, 19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&quot;        }}$document-&gt;renderEndTag($value&quot;&amp;[.A31]&amp;&quot;, &quot;&amp;[.A31]&amp;&quot;);&quot;" office:value-type="string" office:string-value="        }}$document-&gt;renderEndTag($value18, 18);">
            <text:p><text:s text:c="8"/>}}$document-&gt;renderEndTag($value18, 18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&quot;        }}$document-&gt;renderEndTag($value&quot;&amp;[.A32]&amp;&quot;, &quot;&amp;[.A32]&amp;&quot;);&quot;" office:value-type="string" office:string-value="        }}$document-&gt;renderEndTag($value17, 17);">
            <text:p><text:s text:c="8"/>}}$document-&gt;renderEndTag($value17, 17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&quot;        }}$document-&gt;renderEndTag($value&quot;&amp;[.A33]&amp;&quot;, &quot;&amp;[.A33]&amp;&quot;);&quot;" office:value-type="string" office:string-value="        }}$document-&gt;renderEndTag($value16, 16);">
            <text:p><text:s text:c="8"/>}}$document-&gt;renderEndTag($value16, 16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&quot;        }}$document-&gt;renderEndTag($value&quot;&amp;[.A34]&amp;&quot;, &quot;&amp;[.A34]&amp;&quot;);&quot;" office:value-type="string" office:string-value="        }}$document-&gt;renderEndTag($value15, 15);">
            <text:p><text:s text:c="8"/>}}$document-&gt;renderEndTag($value15, 15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&quot;        }}$document-&gt;renderEndTag($value&quot;&amp;[.A35]&amp;&quot;, &quot;&amp;[.A35]&amp;&quot;);&quot;" office:value-type="string" office:string-value="        }}$document-&gt;renderEndTag($value14, 14);">
            <text:p><text:s text:c="8"/>}}$document-&gt;renderEndTag($value14, 14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&quot;        }}$document-&gt;renderEndTag($value&quot;&amp;[.A36]&amp;&quot;, &quot;&amp;[.A36]&amp;&quot;);&quot;" office:value-type="string" office:string-value="        }}$document-&gt;renderEndTag($value13, 13);">
            <text:p><text:s text:c="8"/>}}$document-&gt;renderEndTag($value13, 13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&quot;        }}$document-&gt;renderEndTag($value&quot;&amp;[.A37]&amp;&quot;, &quot;&amp;[.A37]&amp;&quot;);&quot;" office:value-type="string" office:string-value="        }}$document-&gt;renderEndTag($value12, 12);">
            <text:p><text:s text:c="8"/>}}$document-&gt;renderEndTag($value12, 12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&quot;        }}$document-&gt;renderEndTag($value&quot;&amp;[.A38]&amp;&quot;, &quot;&amp;[.A38]&amp;&quot;);&quot;" office:value-type="string" office:string-value="        }}$document-&gt;renderEndTag($value11, 11);">
            <text:p><text:s text:c="8"/>}}$document-&gt;renderEndTag($value11, 11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&quot;        }}$document-&gt;renderEndTag($value&quot;&amp;[.A39]&amp;&quot;, &quot;&amp;[.A39]&amp;&quot;);&quot;" office:value-type="string" office:string-value="        }}$document-&gt;renderEndTag($value10, 10);">
            <text:p><text:s text:c="8"/>}}$document-&gt;renderEndTag($value10, 10);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&quot;        }}$document-&gt;renderEndTag($value&quot;&amp;[.A40]&amp;&quot;, &quot;&amp;[.A40]&amp;&quot;);&quot;" office:value-type="string" office:string-value="        }}$document-&gt;renderEndTag($value9, 9);">
            <text:p><text:s text:c="8"/>}}$document-&gt;renderEndTag($value9, 9);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&quot;        }}$document-&gt;renderEndTag($value&quot;&amp;[.A41]&amp;&quot;, &quot;&amp;[.A41]&amp;&quot;);&quot;" office:value-type="string" office:string-value="        }}$document-&gt;renderEndTag($value8, 8);">
            <text:p><text:s text:c="8"/>}}$document-&gt;renderEndTag($value8, 8);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&quot;        }}$document-&gt;renderEndTag($value&quot;&amp;[.A42]&amp;&quot;, &quot;&amp;[.A42]&amp;&quot;);&quot;" office:value-type="string" office:string-value="        }}$document-&gt;renderEndTag($value7, 7);">
            <text:p><text:s text:c="8"/>}}$document-&gt;renderEndTag($value7, 7);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&quot;        }}$document-&gt;renderEndTag($value&quot;&amp;[.A43]&amp;&quot;, &quot;&amp;[.A43]&amp;&quot;);&quot;" office:value-type="string" office:string-value="        }}$document-&gt;renderEndTag($value6, 6);">
            <text:p><text:s text:c="8"/>}}$document-&gt;renderEndTag($value6, 6);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&quot;        }}$document-&gt;renderEndTag($value&quot;&amp;[.A44]&amp;&quot;, &quot;&amp;[.A44]&amp;&quot;);&quot;" office:value-type="string" office:string-value="        }}$document-&gt;renderEndTag($value5, 5);">
            <text:p><text:s text:c="8"/>}}$document-&gt;renderEndTag($value5, 5);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&quot;        }}$document-&gt;renderEndTag($value&quot;&amp;[.A45]&amp;&quot;, &quot;&amp;[.A45]&amp;&quot;);&quot;" office:value-type="string" office:string-value="        }}$document-&gt;renderEndTag($value4, 4);">
            <text:p><text:s text:c="8"/>}}$document-&gt;renderEndTag($value4, 4);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&quot;        }}$document-&gt;renderEndTag($value&quot;&amp;[.A46]&amp;&quot;, &quot;&amp;[.A46]&amp;&quot;);&quot;" office:value-type="string" office:string-value="        }}$document-&gt;renderEndTag($value3, 3);">
            <text:p><text:s text:c="8"/>}}$document-&gt;renderEndTag($value3, 3);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&quot;        }}$document-&gt;renderEndTag($value&quot;&amp;[.A47]&amp;&quot;, &quot;&amp;[.A47]&amp;&quot;);&quot;" office:value-type="string" office:string-value="        }}$document-&gt;renderEndTag($value2, 2);">
            <text:p><text:s text:c="8"/>}}$document-&gt;renderEndTag($value2, 2);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&quot;        }}$document-&gt;renderEndTag($value&quot;&amp;[.A48]&amp;&quot;, &quot;&amp;[.A48]&amp;&quot;);&quot;" office:value-type="string" office:string-value="        }}$document-&gt;renderEndTag($value1, 1);">
            <text:p><text:s text:c="8"/>}}$document-&gt;renderEndTag($value1, 1);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&quot;        }}$document-&gt;renderEndTag($value&quot;&amp;[.A49]&amp;&quot;, &quot;&amp;[.A49]&amp;&quot;);&quot;" office:value-type="string" office:string-value="        }}$document-&gt;renderEndTag($value0, 0);">
            <text:p><text:s text:c="8"/>}}$document-&gt;renderEndTag($value0, 0);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2016-06-27</text:date>, <text:time>17:26:4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7:17:19.86</meta:creation-date>
    <dc:date>2016-06-27T17:26:48.04</dc:date>
    <meta:editing-duration>PT9M28S</meta:editing-duration>
    <meta:editing-cycles>4</meta:editing-cycles>
    <meta:generator>OpenOffice/4.1.2$Win32 OpenOffice.org_project/412m3$Build-9782</meta:generator>
    <meta:document-statistic meta:table-count="3" meta:cell-count="87" meta:object-count="0"/>
  </office:meta>
</office:document-meta>
</file>